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1.6547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4" table:visibility="collapse" table:default-cell-style-name="ce9"/>
        <table:table-column table:style-name="co5" table:visibility="collapse" table:default-cell-style-name="ce9"/>
        <table:table-column table:style-name="co6" table:visibility="collapse" table:default-cell-style-name="ce9"/>
        <table:table-column table:style-name="co7" table:visibility="collapse" table:default-cell-style-name="ce9"/>
        <table:table-column table:style-name="co8" table:visibility="collapse" table:default-cell-style-name="ce9"/>
        <table:table-column table:style-name="co9" table:visibility="collapse" table:default-cell-style-name="ce9"/>
        <table:table-column table:style-name="co10" table:visibility="collapse" table:default-cell-style-name="ce9"/>
        <table:table-column table:style-name="co11" table:visibility="collapse" table:default-cell-style-name="ce9"/>
        <table:table-column table:style-name="co12" table:visibility="collapse" table:default-cell-style-name="ce9"/>
        <table:table-column table:style-name="co13" table:visibility="collapse" table:default-cell-style-name="ce9"/>
        <table:table-column table:style-name="co14" table:visibility="collapse" table:default-cell-style-name="ce9"/>
        <table:table-column table:style-name="co15" table:visibility="collapse" table:default-cell-style-name="ce9"/>
        <table:table-column table:style-name="co16" table:visibility="collapse" table:default-cell-style-name="ce9"/>
        <table:table-column table:style-name="co17" table:visibility="collapse" table:default-cell-style-name="ce9"/>
        <table:table-column table:style-name="co18" table:visibility="collapse" table:default-cell-style-name="ce9"/>
        <table:table-column table:style-name="co19" table:visibility="collapse" table:default-cell-style-name="ce9"/>
        <table:table-column table:style-name="co20" table:visibility="collapse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11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16354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1.54*0.064*[.P2])" office:value-type="float" office:value="1.09784123979931E+017" calcext:value-type="float">
            <text:p>1.09784E+17</text:p>
          </table:table-cell>
          <table:table-cell table:formula="of:=[.T2]*6.022*10^23/(1.54*0.064*[.P2])" office:value-type="float" office:value="81065366873685.8" calcext:value-type="float">
            <text:p>8.1065E+13</text:p>
          </table:table-cell>
          <table:table-cell table:formula="of:=[.U2]/(0.785*[.Q2]*1.602*10^-19)" office:value-type="float" office:value="1.82864435681571E+016" calcext:value-type="float">
            <text:p>1.82864435681571E+016</text:p>
          </table:table-cell>
          <table:table-cell table:formula="of:=[.AC2]*SQRT(([.V2]/[.U2])^2+([.R2]/[.Q2])^2)" office:value-type="float" office:value="1.28719390420289E+016" calcext:value-type="float">
            <text:p>1.28719390420289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1.54*0.064*[.P3])" office:value-type="float" office:value="6.01894622481043E+016" calcext:value-type="float">
            <text:p>6.01895E+16</text:p>
          </table:table-cell>
          <table:table-cell table:formula="of:=[.T3]*6.022*10^23/(1.54*0.064*[.P3])" office:value-type="float" office:value="106272960426169" calcext:value-type="float">
            <text:p>1.0627E+14</text:p>
          </table:table-cell>
          <table:table-cell table:formula="of:=[.U3]/(0.785*[.Q3]*1.602*10^-19)" office:value-type="float" office:value="1.34651139584947E+016" calcext:value-type="float">
            <text:p>1.34651139584947E+016</text:p>
          </table:table-cell>
          <table:table-cell table:formula="of:=[.AC3]*SQRT(([.V3]/[.U3])^2+([.R3]/[.Q3])^2)" office:value-type="float" office:value="9.21081051324523E+015" calcext:value-type="float">
            <text:p>9.21081051324523E+015</text:p>
          </table:table-cell>
          <table:table-cell/>
          <table:table-cell office:value-type="string" calcext:value-type="string">
            <text:p>Note:</text:p>
          </table:table-cell>
          <table:table-cell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1.54*0.064*[.P4])" office:value-type="float" office:value="9.5538957737801E+016" calcext:value-type="float">
            <text:p>9.55390E+16</text:p>
          </table:table-cell>
          <table:table-cell table:formula="of:=[.T4]*6.022*10^23/(1.54*0.064*[.P4])" office:value-type="float" office:value="108185888243510" calcext:value-type="float">
            <text:p>1.0819E+14</text:p>
          </table:table-cell>
          <table:table-cell table:formula="of:=[.U4]/(0.785*[.Q4]*1.602*10^-19)*1.43" office:value-type="float" office:value="3.5645152404054E+016" calcext:value-type="float">
            <text:p>3.5645152404054E+016</text:p>
          </table:table-cell>
          <table:table-cell table:formula="of:=[.AC4]*SQRT(([.V4]/[.U4])^2+([.R4]/[.Q4])^2)" office:value-type="float" office:value="1.43537815432282E+016" calcext:value-type="float">
            <text:p>1.43537815432282E+016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1.54*0.064*[.P5])" office:value-type="float" office:value="1.42481101994921E+017" calcext:value-type="float">
            <text:p>1.42481E+17</text:p>
          </table:table-cell>
          <table:table-cell table:formula="of:=[.T5]*6.022*10^23/(1.54*0.064*[.P5])" office:value-type="float" office:value="111545748105096" calcext:value-type="float">
            <text:p>1.1155E+14</text:p>
          </table:table-cell>
          <table:table-cell table:formula="of:=[.U5]/(0.785*[.Q5]*1.602*10^-19)" office:value-type="float" office:value="2.10376887716771E+016" calcext:value-type="float">
            <text:p>2.10376887716771E+016</text:p>
          </table:table-cell>
          <table:table-cell table:formula="of:=[.AC5]*SQRT(([.V5]/[.U5])^2+([.R5]/[.Q5])^2)" office:value-type="float" office:value="1.40172052523245E+016" calcext:value-type="float">
            <text:p>1.40172052523245E+016</text:p>
          </table:table-cell>
          <table:table-cell/>
          <table:table-cell office:value-type="string" calcext:value-type="string">
            <text:p>added factors for discrepancy between the 2 positions</text:p>
          </table:table-cell>
          <table:table-cell table:number-columns-repeated="163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1.54*0.064*[.P6])" office:value-type="float" office:value="3.13234128194291E+016" calcext:value-type="float">
            <text:p>3.13234E+16</text:p>
          </table:table-cell>
          <table:table-cell table:formula="of:=[.T6]*6.022*10^23/(1.54*0.064*[.P6])" office:value-type="float" office:value="90634875210541.4" calcext:value-type="float">
            <text:p>9.0635E+13</text:p>
          </table:table-cell>
          <table:table-cell table:formula="of:=[.U6]/(0.785*[.Q6]*1.602*10^-19)" office:value-type="float" office:value="1.12491069416816E+016" calcext:value-type="float">
            <text:p>1.12491069416816E+016</text:p>
          </table:table-cell>
          <table:table-cell table:formula="of:=[.AC6]*SQRT(([.V6]/[.U6])^2+([.R6]/[.Q6])^2)" office:value-type="float" office:value="4565854811379315" calcext:value-type="float">
            <text:p>45658548113793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1.54*0.064*[.P7])" office:value-type="float" office:value="2.15439848244361E+017" calcext:value-type="float">
            <text:p>2.15440E+17</text:p>
          </table:table-cell>
          <table:table-cell table:formula="of:=[.T7]*6.022*10^23/(1.54*0.064*[.P7])" office:value-type="float" office:value="107852942941019" calcext:value-type="float">
            <text:p>1.0785E+14</text:p>
          </table:table-cell>
          <table:table-cell table:formula="of:=[.U7]/(0.785*[.Q7]*1.602*10^-19)" office:value-type="float" office:value="3.66798657226527E+016" calcext:value-type="float">
            <text:p>3.66798657226527E+016</text:p>
          </table:table-cell>
          <table:table-cell table:formula="of:=[.AC7]*SQRT(([.V7]/[.U7])^2+([.R7]/[.Q7])^2)" office:value-type="float" office:value="1.52175941068666E+016" calcext:value-type="float">
            <text:p>1.52175941068666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1.54*0.064*[.P8])" office:value-type="float" office:value="4.7930117224542E+016" calcext:value-type="float">
            <text:p>4.79301E+16</text:p>
          </table:table-cell>
          <table:table-cell table:formula="of:=[.T8]*6.022*10^23/(1.54*0.064*[.P8])" office:value-type="float" office:value="112187213802410" calcext:value-type="float">
            <text:p>1.1219E+14</text:p>
          </table:table-cell>
          <table:table-cell table:formula="of:=[.U8]/(0.785*[.Q8]*1.602*10^-19)" office:value-type="float" office:value="1.87163567174292E+016" calcext:value-type="float">
            <text:p>1.87163567174292E+016</text:p>
          </table:table-cell>
          <table:table-cell table:formula="of:=[.AC8]*SQRT(([.V8]/[.U8])^2+([.R8]/[.Q8])^2)" office:value-type="float" office:value="7815070859768502" calcext:value-type="float">
            <text:p>7815070859768502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1.54*0.064*[.P9])" office:value-type="float" office:value="6.52971181780441E+016" calcext:value-type="float">
            <text:p>6.52971E+16</text:p>
          </table:table-cell>
          <table:table-cell table:formula="of:=[.T9]*6.022*10^23/(1.54*0.064*[.P9])" office:value-type="float" office:value="107909286375076" calcext:value-type="float">
            <text:p>1.0791E+14</text:p>
          </table:table-cell>
          <table:table-cell table:formula="of:=[.U9]/(0.785*[.Q9]*1.602*10^-19)" office:value-type="float" office:value="8623810185793250" calcext:value-type="float">
            <text:p>8623810185793250</text:p>
          </table:table-cell>
          <table:table-cell table:formula="of:=[.AC9]*SQRT(([.V9]/[.U9])^2+([.R9]/[.Q9])^2)" office:value-type="float" office:value="4.3182220491545E+015" calcext:value-type="float">
            <text:p>4.3182220491545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1.54*0.064*[.P10])" office:value-type="float" office:value="4.25001620031662E+016" calcext:value-type="float">
            <text:p>4.25002E+16</text:p>
          </table:table-cell>
          <table:table-cell table:formula="of:=[.T10]*6.022*10^23/(1.54*0.064*[.P10])" office:value-type="float" office:value="110639089060291" calcext:value-type="float">
            <text:p>1.1064E+14</text:p>
          </table:table-cell>
          <table:table-cell table:formula="of:=[.U10]/(0.785*[.Q10]*1.602*10^-19)" office:value-type="float" office:value="5141254117324088" calcext:value-type="float">
            <text:p>5141254117324088</text:p>
          </table:table-cell>
          <table:table-cell table:formula="of:=[.AC10]*SQRT(([.V10]/[.U10])^2+([.R10]/[.Q10])^2)" office:value-type="float" office:value="3304758946349227" calcext:value-type="float">
            <text:p>3304758946349227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1.54*0.064*[.P11])" office:value-type="float" office:value="1.82759791557695E+017" calcext:value-type="float">
            <text:p>1.82760E+17</text:p>
          </table:table-cell>
          <table:table-cell table:formula="of:=[.T11]*6.022*10^23/(1.54*0.064*[.P11])" office:value-type="float" office:value="83092776377723.8" calcext:value-type="float">
            <text:p>8.3093E+13</text:p>
          </table:table-cell>
          <table:table-cell table:formula="of:=[.U11]/(0.785*[.Q11]*1.602*10^-19)" office:value-type="float" office:value="2.65531222745954E+016" calcext:value-type="float">
            <text:p>2.65531222745954E+016</text:p>
          </table:table-cell>
          <table:table-cell table:formula="of:=[.AC11]*SQRT(([.V11]/[.U11])^2+([.R11]/[.Q11])^2)" office:value-type="float" office:value="9.80969785589788E+015" calcext:value-type="float">
            <text:p>9.80969785589788E+015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1.54*0.064*[.P12])" office:value-type="float" office:value="2.20698725326266E+017" calcext:value-type="float">
            <text:p>2.20699E+17</text:p>
          </table:table-cell>
          <table:table-cell table:formula="of:=[.T12]*6.022*10^23/(1.54*0.064*[.P12])" office:value-type="float" office:value="105898112208995" calcext:value-type="float">
            <text:p>1.0590E+14</text:p>
          </table:table-cell>
          <table:table-cell table:formula="of:=[.U12]/(0.785*[.Q12]*1.602*10^-19)" office:value-type="float" office:value="3.20974673743948E+016" calcext:value-type="float">
            <text:p>3.20974673743948E+016</text:p>
          </table:table-cell>
          <table:table-cell table:formula="of:=[.AC12]*SQRT(([.V12]/[.U12])^2+([.R12]/[.Q12])^2)" office:value-type="float" office:value="1.35162555843435E+016" calcext:value-type="float">
            <text:p>1.3516255584343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1.54*0.064*[.P13])" office:value-type="float" office:value="1.94215404246702E+017" calcext:value-type="float">
            <text:p>1.94215E+17</text:p>
          </table:table-cell>
          <table:table-cell table:formula="of:=[.T13]*6.022*10^23/(1.54*0.064*[.P13])" office:value-type="float" office:value="101637339737339" calcext:value-type="float">
            <text:p>1.0164E+14</text:p>
          </table:table-cell>
          <table:table-cell table:formula="of:=[.U13]/(0.785*[.Q13]*1.602*10^-19)" office:value-type="float" office:value="3.97840982709957E+016" calcext:value-type="float">
            <text:p>3.97840982709957E+016</text:p>
          </table:table-cell>
          <table:table-cell table:formula="of:=[.AC13]*SQRT(([.V13]/[.U13])^2+([.R13]/[.Q13])^2)" office:value-type="float" office:value="1.54712650854545E+016" calcext:value-type="float">
            <text:p>1.5471265085454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1.54*0.064*[.P14])" office:value-type="float" office:value="4.91665899195169E+016" calcext:value-type="float">
            <text:p>4.91666E+16</text:p>
          </table:table-cell>
          <table:table-cell table:formula="of:=[.T14]*6.022*10^23/(1.54*0.064*[.P14])" office:value-type="float" office:value="111286985070602" calcext:value-type="float">
            <text:p>1.1129E+14</text:p>
          </table:table-cell>
          <table:table-cell table:formula="of:=[.U14]/(0.785*[.Q14]*1.602*10^-19)" office:value-type="float" office:value="7758205076097728" calcext:value-type="float">
            <text:p>7758205076097728</text:p>
          </table:table-cell>
          <table:table-cell table:formula="of:=[.AC14]*SQRT(([.V14]/[.U14])^2+([.R14]/[.Q14])^2)" office:value-type="float" office:value="4629583180176798" calcext:value-type="float">
            <text:p>4629583180176798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1.54*0.064*[.P15])" office:value-type="float" office:value="1.22108703172006E+017" calcext:value-type="float">
            <text:p>1.22109E+17</text:p>
          </table:table-cell>
          <table:table-cell table:formula="of:=[.T15]*6.022*10^23/(1.54*0.064*[.P15])" office:value-type="float" office:value="106862925954549" calcext:value-type="float">
            <text:p>1.0686E+14</text:p>
          </table:table-cell>
          <table:table-cell table:formula="of:=[.U15]/(0.785*[.Q15]*1.602*10^-19)" office:value-type="float" office:value="2.62327636096945E+016" calcext:value-type="float">
            <text:p>2.62327636096945E+016</text:p>
          </table:table-cell>
          <table:table-cell table:formula="of:=[.AC15]*SQRT(([.V15]/[.U15])^2+([.R15]/[.Q15])^2)" office:value-type="float" office:value="1.50366733510943E+016" calcext:value-type="float">
            <text:p>1.50366733510943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1.54*0.064*[.P16])" office:value-type="float" office:value="7.37313489299451E+016" calcext:value-type="float">
            <text:p>7.37313E+16</text:p>
          </table:table-cell>
          <table:table-cell table:formula="of:=[.T16]*6.022*10^23/(1.54*0.064*[.P16])" office:value-type="float" office:value="79178854232411.8" calcext:value-type="float">
            <text:p>7.9179E+13</text:p>
          </table:table-cell>
          <table:table-cell table:formula="of:=[.U16]/(0.785*[.Q16]*1.602*10^-19)*1.16" office:value-type="float" office:value="1.94880682579944E+016" calcext:value-type="float">
            <text:p>1.94880682579944E+016</text:p>
          </table:table-cell>
          <table:table-cell table:formula="of:=[.AC16]*SQRT(([.V16]/[.U16])^2+([.R16]/[.Q16])^2)" office:value-type="float" office:value="7166891410880806" calcext:value-type="float">
            <text:p>716689141088080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1.54*0.064*[.P17])" office:value-type="float" office:value="1.1368528202718E+017" calcext:value-type="float">
            <text:p>1.13685E+17</text:p>
          </table:table-cell>
          <table:table-cell table:formula="of:=[.T17]*6.022*10^23/(1.54*0.064*[.P17])" office:value-type="float" office:value="108158388573150" calcext:value-type="float">
            <text:p>1.0816E+14</text:p>
          </table:table-cell>
          <table:table-cell table:formula="of:=[.U17]/(0.785*[.Q17]*1.602*10^-19)*1.21" office:value-type="float" office:value="3.17379651102737E+016" calcext:value-type="float">
            <text:p>3.17379651102737E+016</text:p>
          </table:table-cell>
          <table:table-cell table:formula="of:=[.AC17]*SQRT(([.V17]/[.U17])^2+([.R17]/[.Q17])^2)" office:value-type="float" office:value="1.2851751127429E+016" calcext:value-type="float">
            <text:p>1.2851751127429E+01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1.54*0.064*[.P18])" office:value-type="float" office:value="9.90202997316597E+016" calcext:value-type="float">
            <text:p>9.90203E+16</text:p>
          </table:table-cell>
          <table:table-cell table:formula="of:=[.T18]*6.022*10^23/(1.54*0.064*[.P18])" office:value-type="float" office:value="103668085750679" calcext:value-type="float">
            <text:p>1.0367E+14</text:p>
          </table:table-cell>
          <table:table-cell table:formula="of:=[.U18]/(0.785*[.Q18]*1.602*10^-19)*1.44" office:value-type="float" office:value="3.38581680494263E+016" calcext:value-type="float">
            <text:p>3.38581680494263E+016</text:p>
          </table:table-cell>
          <table:table-cell table:formula="of:=[.AC18]*SQRT(([.V18]/[.U18])^2+([.R18]/[.Q18])^2)" office:value-type="float" office:value="1.47142482727E+016" calcext:value-type="float">
            <text:p>1.47142482727E+016</text:p>
          </table:table-cell>
          <table:table-cell table:number-columns-repeated="16354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36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3:52:22.535865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2T14:03:39.994871066</dc:date>
    <meta:editing-duration>PT7H54M49S</meta:editing-duration>
    <meta:editing-cycles>14</meta:editing-cycles>
    <meta:generator>LibreOffice/24.2.7.2$Linux_X86_64 LibreOffice_project/420$Build-2</meta:generator>
    <meta:document-statistic meta:table-count="1" meta:cell-count="535" meta:object-count="0"/>
  </office:meta>
</office:document-meta>
</file>